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background-color="#00A933" style:repeat-content="false"/>
      <style:paragraph-properties fo:text-align="center"/>
      <style:text-properties fo:color="#FF8000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069A2E" style:repeat-content="false"/>
      <style:paragraph-properties fo:text-align="center"/>
      <style:text-properties fo:color="#FF8000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5">
            <text:p>SUBTRACT VALUE, 2</text:p>
          </table:table-cell>
          <table:covered-table-cell/>
          <table:table-cell office:value-type="string" table:style-name="ce2">
            <text:p>Result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float" office:value="36" table:formula="of:=[.E4]" table:style-name="ce3">
            <text:p>36</text:p>
          </table:table-cell>
          <table:table-cell office:value-type="float" office:value="2" table:style-name="ce3">
            <text:p>2</text:p>
          </table:table-cell>
          <table:table-cell office:value-type="float" office:value="34" table:formula="of:= [.A3] - [.B3]" table:style-name="ce1">
            <text:p>34</text:p>
          </table:table-cell>
          <table:table-cell table:style-name="ce1"/>
          <table:table-cell office:value-type="string" table:style-name="ce4">
            <text:p>Value 1</text:p>
          </table:table-cell>
          <table:table-cell office:value-type="string" table:style-name="ce4">
            <text:p>Value 2</text:p>
          </table:table-cell>
          <table:table-cell table:number-columns-repeated="16378"/>
        </table:table-row>
        <table:table-row table:style-name="ro1">
          <table:table-cell table:number-columns-repeated="4" table:style-name="ce1"/>
          <table:table-cell office:value-type="float" office:value="36" table:style-name="ce2">
            <text:p>36</text:p>
          </table:table-cell>
          <table:table-cell office:value-type="float" office:value="2" table:style-name="ce2">
            <text:p>2</text:p>
          </table:table-cell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5">
            <text:p>ADD OP1, VALUE2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float" office:value="34" table:formula="of:=[.C3]" table:style-name="ce1">
            <text:p>34</text:p>
          </table:table-cell>
          <table:table-cell office:value-type="float" office:value="2" table:formula="of:=[.F4]" table:style-name="ce1">
            <text:p>2</text:p>
          </table:table-cell>
          <table:table-cell office:value-type="float" office:value="36" table:formula="of:=[.A6] + [.B6]" table:style-name="ce1">
            <text:p>36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5">
            <text:p>MULTIPLY VALUE2, 2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float" office:value="2" table:formula="of:=[.F4]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formula="of:=[.A9] * [.B9]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5">
            <text:p>ADD OP2, OP3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float" office:value="36" table:formula="of:=[.C6]" table:style-name="ce1">
            <text:p>36</text:p>
          </table:table-cell>
          <table:table-cell office:value-type="float" office:value="4" table:formula="of:=[.C9]" table:style-name="ce1">
            <text:p>4</text:p>
          </table:table-cell>
          <table:table-cell office:value-type="float" office:value="40" table:formula="of:=[.A12] + [.B12]" table:style-name="ce1">
            <text:p>40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5">
            <text:p>EXPONENTIATE OP4, 2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float" office:value="40" table:formula="of:=[.C12]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600" table:formula="of:=[.A15] ^ [.B15]" table:style-name="ce1">
            <text:p>1600</text:p>
          </table:table-cell>
          <table:table-cell table:number-columns-repeated="16381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dc:creator>Mihai Turcu</dc:creator>
    <dc:date>2022-05-27T15:32:11Z</dc:date>
    <meta:editing-cycles>1</meta:editing-cycles>
    <meta:editing-duration>PT589S</meta:editing-duration>
  </office:meta>
</office:document-meta>
</file>